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28cm" draw:marker-start="" draw:marker-start-width="0.242cm" draw:marker-end="Short_20_line_20_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28cm" draw:marker-start="Diamond_20_unfilled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="Diamond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07cm" svg:y1="2.397cm" svg:x2="10.271cm" svg:y2="2.397cm">
          <text:p/>
        </draw:line>
        <draw:line draw:style-name="gr2" draw:text-style-name="P1" draw:layer="layout" svg:x1="6.207cm" svg:y1="4.697cm" svg:x2="10.271cm" svg:y2="4.697cm">
          <text:p/>
        </draw:line>
        <draw:frame draw:style-name="gr3" draw:text-style-name="P2" draw:layer="layout" svg:width="2.06cm" svg:height="0.645cm" svg:x="7.142cm" svg:y="2.277cm">
          <draw:text-box>
            <text:p><text:span text:style-name="T1">&lt;&lt;uses&gt;&gt;</text:span></text:p>
          </draw:text-box>
        </draw:frame>
        <draw:line draw:style-name="gr1" draw:text-style-name="P1" draw:layer="layout" svg:x1="6.198cm" svg:y1="3.17cm" svg:x2="10.262cm" svg:y2="3.17cm">
          <text:p/>
        </draw:line>
        <draw:frame draw:style-name="gr3" draw:text-style-name="P2" draw:layer="layout" svg:width="3.089cm" svg:height="0.645cm" svg:x="6.633cm" svg:y="3.05cm">
          <draw:text-box>
            <text:p><text:span text:style-name="T1">&lt;&lt;instantiates&gt;&gt;</text:span></text:p>
          </draw:text-box>
        </draw:frame>
        <draw:line draw:style-name="gr4" draw:text-style-name="P1" draw:layer="layout" svg:x1="6.2cm" svg:y1="5.597cm" svg:x2="10.264cm" svg:y2="5.597cm">
          <text:p/>
        </draw:line>
        <draw:line draw:style-name="gr5" draw:text-style-name="P1" draw:layer="layout" svg:x1="6.207cm" svg:y1="6.497cm" svg:x2="10.271cm" svg:y2="6.497cm">
          <text:p/>
        </draw:line>
        <draw:frame draw:style-name="gr3" draw:text-style-name="P3" draw:layer="layout" svg:width="2.881cm" svg:height="0.797cm" svg:x="10.56cm" svg:y="2.351cm">
          <draw:text-box>
            <text:p><text:span text:style-name="T2">dependency</text:span></text:p>
          </draw:text-box>
        </draw:frame>
        <draw:frame draw:style-name="gr3" draw:text-style-name="P3" draw:layer="layout" svg:width="1.552cm" svg:height="0.797cm" svg:x="10.561cm" svg:y="4.252cm">
          <draw:text-box>
            <text:p><text:span text:style-name="T2">has-a</text:span></text:p>
          </draw:text-box>
        </draw:frame>
        <draw:frame draw:style-name="gr3" draw:text-style-name="P3" draw:layer="layout" svg:width="2.856cm" svg:height="0.797cm" svg:x="10.561cm" svg:y="5.153cm">
          <draw:text-box>
            <text:p><text:span text:style-name="T2">aggregation</text:span></text:p>
          </draw:text-box>
        </draw:frame>
        <draw:frame draw:style-name="gr3" draw:text-style-name="P3" draw:layer="layout" svg:width="2.97cm" svg:height="0.797cm" svg:x="10.561cm" svg:y="6.054cm">
          <draw:text-box>
            <text:p><text:span text:style-name="T2">composi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4:33:48.702195696</meta:creation-date>
    <dc:date>2018-09-14T14:43:12.102073981</dc:date>
    <meta:editing-duration>PT4M49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